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cb8" officeooo:paragraph-rsid="001c9cb8"/>
    </style:style>
    <style:style style:name="P2" style:family="paragraph" style:parent-style-name="Standard">
      <style:text-properties officeooo:rsid="001e4bf6" officeooo:paragraph-rsid="001e4bf6"/>
    </style:style>
    <style:style style:name="P3" style:family="paragraph" style:parent-style-name="Standard">
      <style:text-properties officeooo:rsid="00204b83" officeooo:paragraph-rsid="00204b83"/>
    </style:style>
    <style:style style:name="P4" style:family="paragraph" style:parent-style-name="Standard">
      <style:text-properties officeooo:rsid="0021ea44" officeooo:paragraph-rsid="0021ea44"/>
    </style:style>
    <style:style style:name="P5" style:family="paragraph" style:parent-style-name="Standard">
      <style:text-properties officeooo:rsid="0021f135" officeooo:paragraph-rsid="0021f135"/>
    </style:style>
    <style:style style:name="P6" style:family="paragraph" style:parent-style-name="Standard">
      <style:text-properties officeooo:rsid="0023acd6" officeooo:paragraph-rsid="0023acd6"/>
    </style:style>
    <style:style style:name="T1" style:family="text">
      <style:text-properties officeooo:rsid="001e4bf6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Last week of December - Deadline</text:p>
      <text:p text:style-name="P1"/>
      <text:p text:style-name="P1">Changes to be made :</text:p>
      <text:p text:style-name="P1"/>
      <text:p text:style-name="P1"/>
      <text:p text:style-name="P4">14<text:span text:style-name="T2">th</text:span> December 2015</text:p>
      <text:p text:style-name="P1"/>
      <text:p text:style-name="P1">Under the Forecast Archives , first subsection add the contents of the home page ( the one consisting of New forecasts made on december 11 – check amccao website) <text:span text:style-name="T1">Put the whole content there.</text:span></text:p>
      <text:p text:style-name="P1"/>
      <text:p text:style-name="P2">Northern Hemisphere forecast – 2015-2016, 2014-2015</text:p>
      <text:p text:style-name="P2">( display in carousel fashion) google and figure it out how</text:p>
      <text:p text:style-name="P2"/>
      <text:p text:style-name="P2">Underlying science – copy the content from the ppt and put it under the sub folder.</text:p>
      <text:p text:style-name="P2">Include the references.</text:p>
      <text:p text:style-name="P2"/>
      <text:p text:style-name="P2"/>
      <text:p text:style-name="P2">This needs to have three subsections (try to bring in hyperlinks functionality, so add 3 separate hyperlinks subheadings)</text:p>
      <text:p text:style-name="P2"/>
      <text:p text:style-name="P3">The references should also be hyperlinks so that it can take the user to the page where he/she can download the paper from online.</text:p>
      <text:p text:style-name="P3"/>
      <text:p text:style-name="P2"/>
      <text:p text:style-name="P2">Publications</text:p>
      <text:p text:style-name="P5">Everything under this should be made hyperlink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0:06:42.174607138</meta:creation-date>
    <dc:date>2015-12-14T10:19:16.130999862</dc:date>
    <meta:editing-duration>PT11M22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131" meta:character-count="788" meta:non-whitespace-character-count="666"/>
  </office:meta>
</office:document-meta>
</file>